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8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GRIND = total heap us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ns algo</text:p>
          </table:table-cell>
          <table:table-cell office:value-type="string" calcext:value-type="string">
            <text:p>parcours largeur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Dijkstra ameliore</text:p>
          </table:table-cell>
          <table:table-cell/>
        </table:table-row>
        <table:table-row table:style-name="ro1">
          <table:table-cell/>
          <table:table-cell office:value-type="float" office:value="99248" calcext:value-type="float">
            <text:p>99248</text:p>
          </table:table-cell>
          <table:table-cell office:value-type="float" office:value="4429896" calcext:value-type="float">
            <text:p>4429896</text:p>
          </table:table-cell>
          <table:table-cell office:value-type="float" office:value="7026200" calcext:value-type="float">
            <text:p>7026200</text:p>
          </table:table-cell>
          <table:table-cell office:value-type="float" office:value="7025648" calcext:value-type="float">
            <text:p>7025648</text:p>
          </table:table-cell>
          <table:table-cell office:value-type="string" calcext:value-type="string">
            <text:p>00783_rat</text:p>
          </table:table-cell>
        </table:table-row>
        <table:table-row table:style-name="ro1">
          <table:table-cell/>
          <table:table-cell office:value-type="float" office:value="584160" calcext:value-type="float">
            <text:p>584160</text:p>
          </table:table-cell>
          <table:table-cell office:value-type="float" office:value="221188808" calcext:value-type="float">
            <text:p>221188808</text:p>
          </table:table-cell>
          <table:table-cell office:value-type="float" office:value="353576712" calcext:value-type="float">
            <text:p>353576712</text:p>
          </table:table-cell>
          <table:table-cell office:value-type="float" office:value="353576160" calcext:value-type="float">
            <text:p>353576160</text:p>
          </table:table-cell>
          <table:table-cell office:value-type="string" calcext:value-type="string">
            <text:p>05934_rl</text:p>
          </table:table-cell>
        </table:table-row>
        <table:table-row table:style-name="ro1">
          <table:table-cell/>
          <table:table-cell office:value-type="float" office:value="671032" calcext:value-type="float">
            <text:p>671032</text:p>
          </table:table-cell>
          <table:table-cell office:value-type="float" office:value="322125680" calcext:value-type="float">
            <text:p>322125680</text:p>
          </table:table-cell>
          <table:table-cell table:number-columns-repeated="2"/>
          <table:table-cell office:value-type="string" calcext:value-type="string">
            <text:p>07397_pl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64" calcext:value-type="float">
            <text:p>0.564</text:p>
          </table:table-cell>
          <table:table-cell office:value-type="float" office:value="13.036" calcext:value-type="float">
            <text:p>13.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04" calcext:value-type="float">
            <text:p>0.804</text:p>
          </table:table-cell>
          <table:table-cell office:value-type="float" office:value="23.793" calcext:value-type="float">
            <text:p>23.7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8:01:58.161136386</meta:creation-date>
    <dc:date>2017-04-27T08:27:57.682392025</dc:date>
    <meta:editing-duration>PT25M59S</meta:editing-duration>
    <meta:editing-cycles>3</meta:editing-cycles>
    <meta:generator>LibreOffice/5.1.4.2$Linux_X86_64 LibreOffice_project/10m0$Build-2</meta:generator>
    <meta:document-statistic meta:table-count="1" meta:cell-count="25" meta:object-count="0"/>
  </office:meta>
</office:document-meta>
</file>